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43.7mm" svg:y="45.89mm">
            <loext:p draw:notify-on-update-of-ranges="option_roi_result.B1:option_roi_result.B1 option_roi_result.B2:option_roi_result.B2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9.98mm" svg:y="43.58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8.9mm" svg:y="158.05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/1/7</text:p>
          </table:table-cell>
          <table:table-cell office:value-type="float" office:value="1.1216" calcext:value-type="float">
            <text:p>1.1216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6/1/8</text:p>
          </table:table-cell>
          <table:table-cell office:value-type="float" office:value="1.1102" calcext:value-type="float">
            <text:p>1.1102</text:p>
          </table:table-cell>
          <table:table-cell/>
          <table:table-cell office:value-type="string" calcext:value-type="string">
            <text:p>隔日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/1/11</text:p>
          </table:table-cell>
          <table:table-cell office:value-type="float" office:value="1.1102" calcext:value-type="float">
            <text:p>1.1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12</text:p>
          </table:table-cell>
          <table:table-cell office:value-type="float" office:value="1.1102" calcext:value-type="float">
            <text:p>1.1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13</text:p>
          </table:table-cell>
          <table:table-cell office:value-type="float" office:value="1.1102" calcext:value-type="float">
            <text:p>1.1102</text:p>
          </table:table-cell>
          <table:table-cell/>
          <table:table-cell office:value-type="string" calcext:value-type="string">
            <text:p>只做空0.9x</text:p>
          </table:table-cell>
          <table:table-cell table:number-columns-repeated="6"/>
          <table:table-cell office:value-type="string" calcext:value-type="string">
            <text:p>多空1.1x</text:p>
          </table:table-cell>
        </table:table-row>
        <table:table-row table:style-name="ro1">
          <table:table-cell office:value-type="string" calcext:value-type="string">
            <text:p>2016/1/14</text:p>
          </table:table-cell>
          <table:table-cell office:value-type="float" office:value="1.0486" calcext:value-type="float">
            <text:p>1.0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15</text:p>
          </table:table-cell>
          <table:table-cell office:value-type="float" office:value="1.0486" calcext:value-type="float">
            <text:p>1.0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18</text:p>
          </table:table-cell>
          <table:table-cell office:value-type="float" office:value="1.0402" calcext:value-type="float">
            <text:p>1.04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19</text:p>
          </table:table-cell>
          <table:table-cell office:value-type="float" office:value="1.0402" calcext:value-type="float">
            <text:p>1.04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20</text:p>
          </table:table-cell>
          <table:table-cell office:value-type="float" office:value="1.0607" calcext:value-type="float">
            <text:p>1.06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21</text:p>
          </table:table-cell>
          <table:table-cell office:value-type="float" office:value="1.0607" calcext:value-type="float">
            <text:p>1.06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22</text:p>
          </table:table-cell>
          <table:table-cell office:value-type="float" office:value="1.05385" calcext:value-type="float">
            <text:p>1.05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25</text:p>
          </table:table-cell>
          <table:table-cell office:value-type="float" office:value="1.04685" calcext:value-type="float">
            <text:p>1.04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26</text:p>
          </table:table-cell>
          <table:table-cell office:value-type="float" office:value="1.04685" calcext:value-type="float">
            <text:p>1.04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27</text:p>
          </table:table-cell>
          <table:table-cell office:value-type="float" office:value="1.04685" calcext:value-type="float">
            <text:p>1.04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28</text:p>
          </table:table-cell>
          <table:table-cell office:value-type="float" office:value="1.04685" calcext:value-type="float">
            <text:p>1.04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29</text:p>
          </table:table-cell>
          <table:table-cell office:value-type="float" office:value="1.0432" calcext:value-type="float">
            <text:p>1.0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/30</text:p>
          </table:table-cell>
          <table:table-cell office:value-type="float" office:value="1.0432" calcext:value-type="float">
            <text:p>1.0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1</text:p>
          </table:table-cell>
          <table:table-cell office:value-type="float" office:value="1.0432" calcext:value-type="float">
            <text:p>1.0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2</text:p>
          </table:table-cell>
          <table:table-cell office:value-type="float" office:value="1.0432" calcext:value-type="float">
            <text:p>1.0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3</text:p>
          </table:table-cell>
          <table:table-cell office:value-type="float" office:value="1.0432" calcext:value-type="float">
            <text:p>1.0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15</text:p>
          </table:table-cell>
          <table:table-cell office:value-type="float" office:value="0.9898" calcext:value-type="float">
            <text:p>0.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16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17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18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19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22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23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24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2/25</text:p>
          </table:table-cell>
          <table:table-cell office:value-type="float" office:value="0.9814" calcext:value-type="float">
            <text:p>0.9814</text:p>
          </table:table-cell>
          <table:table-cell/>
          <table:table-cell office:value-type="string" calcext:value-type="string">
            <text:p>只做多1.17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/2/26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1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2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3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4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7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8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9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10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11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14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15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16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17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18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21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22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23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24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25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28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29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30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31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1</text:p>
          </table:table-cell>
          <table:table-cell office:value-type="float" office:value="0.9814" calcext:value-type="float">
            <text:p>0.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6</text:p>
          </table:table-cell>
          <table:table-cell office:value-type="float" office:value="1.1188" calcext:value-type="float">
            <text:p>1.1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7</text:p>
          </table:table-cell>
          <table:table-cell office:value-type="float" office:value="1.11855" calcext:value-type="float">
            <text:p>1.11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8</text:p>
          </table:table-cell>
          <table:table-cell office:value-type="float" office:value="1.04795" calcext:value-type="float">
            <text:p>1.04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11</text:p>
          </table:table-cell>
          <table:table-cell office:value-type="float" office:value="1.04795" calcext:value-type="float">
            <text:p>1.04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12</text:p>
          </table:table-cell>
          <table:table-cell office:value-type="float" office:value="1.04795" calcext:value-type="float">
            <text:p>1.04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13</text:p>
          </table:table-cell>
          <table:table-cell office:value-type="float" office:value="0.989" calcext:value-type="float">
            <text:p>0.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14</text:p>
          </table:table-cell>
          <table:table-cell office:value-type="float" office:value="0.989" calcext:value-type="float">
            <text:p>0.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15</text:p>
          </table:table-cell>
          <table:table-cell office:value-type="float" office:value="0.989" calcext:value-type="float">
            <text:p>0.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18</text:p>
          </table:table-cell>
          <table:table-cell office:value-type="float" office:value="0.989" calcext:value-type="float">
            <text:p>0.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19</text:p>
          </table:table-cell>
          <table:table-cell office:value-type="float" office:value="0.989" calcext:value-type="float">
            <text:p>0.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20</text:p>
          </table:table-cell>
          <table:table-cell office:value-type="float" office:value="0.989" calcext:value-type="float">
            <text:p>0.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21</text:p>
          </table:table-cell>
          <table:table-cell office:value-type="float" office:value="0.989" calcext:value-type="float">
            <text:p>0.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22</text:p>
          </table:table-cell>
          <table:table-cell office:value-type="float" office:value="0.9385" calcext:value-type="float">
            <text:p>0.9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25</text:p>
          </table:table-cell>
          <table:table-cell office:value-type="float" office:value="0.9337" calcext:value-type="float">
            <text:p>0.9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26</text:p>
          </table:table-cell>
          <table:table-cell office:value-type="float" office:value="0.9337" calcext:value-type="float">
            <text:p>0.9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27</text:p>
          </table:table-cell>
          <table:table-cell office:value-type="float" office:value="0.9337" calcext:value-type="float">
            <text:p>0.9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28</text:p>
          </table:table-cell>
          <table:table-cell office:value-type="float" office:value="0.9337" calcext:value-type="float">
            <text:p>0.9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4/29</text:p>
          </table:table-cell>
          <table:table-cell office:value-type="float" office:value="1.0562" calcext:value-type="float">
            <text:p>1.0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3</text:p>
          </table:table-cell>
          <table:table-cell office:value-type="float" office:value="1.0562" calcext:value-type="float">
            <text:p>1.0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4</text:p>
          </table:table-cell>
          <table:table-cell office:value-type="float" office:value="1.2058" calcext:value-type="float">
            <text:p>1.2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5</text:p>
          </table:table-cell>
          <table:table-cell office:value-type="float" office:value="1.2058" calcext:value-type="float">
            <text:p>1.2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6</text:p>
          </table:table-cell>
          <table:table-cell office:value-type="float" office:value="1.20555" calcext:value-type="float">
            <text:p>1.20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9</text:p>
          </table:table-cell>
          <table:table-cell office:value-type="float" office:value="1.21485" calcext:value-type="float">
            <text:p>1.21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10</text:p>
          </table:table-cell>
          <table:table-cell office:value-type="float" office:value="1.2081" calcext:value-type="float">
            <text:p>1.2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11</text:p>
          </table:table-cell>
          <table:table-cell office:value-type="float" office:value="1.2081" calcext:value-type="float">
            <text:p>1.2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12</text:p>
          </table:table-cell>
          <table:table-cell office:value-type="float" office:value="1.2014" calcext:value-type="float">
            <text:p>1.2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13</text:p>
          </table:table-cell>
          <table:table-cell office:value-type="float" office:value="1.221" calcext:value-type="float">
            <text:p>1.2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16</text:p>
          </table:table-cell>
          <table:table-cell office:value-type="float" office:value="1.221" calcext:value-type="float">
            <text:p>1.2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17</text:p>
          </table:table-cell>
          <table:table-cell office:value-type="float" office:value="1.221" calcext:value-type="float">
            <text:p>1.2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18</text:p>
          </table:table-cell>
          <table:table-cell office:value-type="float" office:value="1.21425" calcext:value-type="float">
            <text:p>1.21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19</text:p>
          </table:table-cell>
          <table:table-cell office:value-type="float" office:value="1.21425" calcext:value-type="float">
            <text:p>1.21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20</text:p>
          </table:table-cell>
          <table:table-cell office:value-type="float" office:value="1.13885" calcext:value-type="float">
            <text:p>1.13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23</text:p>
          </table:table-cell>
          <table:table-cell office:value-type="float" office:value="1.15185" calcext:value-type="float">
            <text:p>1.15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24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25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26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27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30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5/31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1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2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3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4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6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7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8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13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14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15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16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17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20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21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22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23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24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27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28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29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6/30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1</text:p>
          </table:table-cell>
          <table:table-cell office:value-type="float" office:value="1.1476" calcext:value-type="float">
            <text:p>1.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4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5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6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7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11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12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13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14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15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18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19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20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21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22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25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26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27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28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7/29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1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2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3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4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5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8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9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10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11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12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15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16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17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18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19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22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23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24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25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26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29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30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8/31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1</text:p>
          </table:table-cell>
          <table:table-cell office:value-type="float" office:value="1.13815" calcext:value-type="float">
            <text:p>1.13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2</text:p>
          </table:table-cell>
          <table:table-cell office:value-type="float" office:value="1.13565" calcext:value-type="float">
            <text:p>1.13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5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6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7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8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9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10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12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13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14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19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20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21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22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23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26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29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9/30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3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4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5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6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7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11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12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13</text:p>
          </table:table-cell>
          <table:table-cell office:value-type="float" office:value="1.01365" calcext:value-type="float">
            <text:p>1.0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14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17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18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19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20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21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24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25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26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27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28</text:p>
          </table:table-cell>
          <table:table-cell office:value-type="float" office:value="1.00615" calcext:value-type="float">
            <text:p>1.00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0/31</text:p>
          </table:table-cell>
          <table:table-cell office:value-type="float" office:value="1.0181" calcext:value-type="float">
            <text:p>1.0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1</text:p>
          </table:table-cell>
          <table:table-cell office:value-type="float" office:value="1.0181" calcext:value-type="float">
            <text:p>1.0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2</text:p>
          </table:table-cell>
          <table:table-cell office:value-type="float" office:value="1.0181" calcext:value-type="float">
            <text:p>1.0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3</text:p>
          </table:table-cell>
          <table:table-cell office:value-type="float" office:value="1.01785" calcext:value-type="float">
            <text:p>1.01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4</text:p>
          </table:table-cell>
          <table:table-cell office:value-type="float" office:value="1.0351" calcext:value-type="float">
            <text:p>1.0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7</text:p>
          </table:table-cell>
          <table:table-cell office:value-type="float" office:value="1.0266" calcext:value-type="float">
            <text:p>1.0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8</text:p>
          </table:table-cell>
          <table:table-cell office:value-type="float" office:value="1.0266" calcext:value-type="float">
            <text:p>1.0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9</text:p>
          </table:table-cell>
          <table:table-cell office:value-type="float" office:value="1.0266" calcext:value-type="float">
            <text:p>1.0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10</text:p>
          </table:table-cell>
          <table:table-cell office:value-type="float" office:value="1.0266" calcext:value-type="float">
            <text:p>1.0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11</text:p>
          </table:table-cell>
          <table:table-cell office:value-type="float" office:value="1.0266" calcext:value-type="float">
            <text:p>1.0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14</text:p>
          </table:table-cell>
          <table:table-cell office:value-type="float" office:value="1.0251" calcext:value-type="float">
            <text:p>1.0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15</text:p>
          </table:table-cell>
          <table:table-cell office:value-type="float" office:value="1.0326" calcext:value-type="float">
            <text:p>1.0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16</text:p>
          </table:table-cell>
          <table:table-cell office:value-type="float" office:value="0.978" calcext:value-type="float">
            <text:p>0.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17</text:p>
          </table:table-cell>
          <table:table-cell office:value-type="float" office:value="0.97775" calcext:value-type="float">
            <text:p>0.97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18</text:p>
          </table:table-cell>
          <table:table-cell office:value-type="float" office:value="0.972" calcext:value-type="float">
            <text:p>0.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21</text:p>
          </table:table-cell>
          <table:table-cell office:value-type="float" office:value="0.972" calcext:value-type="float">
            <text:p>0.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22</text:p>
          </table:table-cell>
          <table:table-cell office:value-type="float" office:value="0.96575" calcext:value-type="float">
            <text:p>0.96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23</text:p>
          </table:table-cell>
          <table:table-cell office:value-type="float" office:value="0.96575" calcext:value-type="float">
            <text:p>0.96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24</text:p>
          </table:table-cell>
          <table:table-cell office:value-type="float" office:value="0.96575" calcext:value-type="float">
            <text:p>0.96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25</text:p>
          </table:table-cell>
          <table:table-cell office:value-type="float" office:value="0.96575" calcext:value-type="float">
            <text:p>0.96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28</text:p>
          </table:table-cell>
          <table:table-cell office:value-type="float" office:value="0.96575" calcext:value-type="float">
            <text:p>0.96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29</text:p>
          </table:table-cell>
          <table:table-cell office:value-type="float" office:value="0.96575" calcext:value-type="float">
            <text:p>0.96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1/30</text:p>
          </table:table-cell>
          <table:table-cell office:value-type="float" office:value="0.96575" calcext:value-type="float">
            <text:p>0.96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1</text:p>
          </table:table-cell>
          <table:table-cell office:value-type="float" office:value="0.96575" calcext:value-type="float">
            <text:p>0.96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2</text:p>
          </table:table-cell>
          <table:table-cell office:value-type="float" office:value="0.96575" calcext:value-type="float">
            <text:p>0.96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5</text:p>
          </table:table-cell>
          <table:table-cell office:value-type="float" office:value="0.96425" calcext:value-type="float">
            <text:p>0.96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6</text:p>
          </table:table-cell>
          <table:table-cell office:value-type="float" office:value="0.92015" calcext:value-type="float">
            <text:p>0.92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7</text:p>
          </table:table-cell>
          <table:table-cell office:value-type="float" office:value="0.9199" calcext:value-type="float">
            <text:p>0.9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8</text:p>
          </table:table-cell>
          <table:table-cell office:value-type="float" office:value="0.9139" calcext:value-type="float">
            <text:p>0.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9</text:p>
          </table:table-cell>
          <table:table-cell office:value-type="float" office:value="0.9139" calcext:value-type="float">
            <text:p>0.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12</text:p>
          </table:table-cell>
          <table:table-cell office:value-type="float" office:value="0.9139" calcext:value-type="float">
            <text:p>0.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13</text:p>
          </table:table-cell>
          <table:table-cell office:value-type="float" office:value="0.9139" calcext:value-type="float">
            <text:p>0.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14</text:p>
          </table:table-cell>
          <table:table-cell office:value-type="float" office:value="0.9139" calcext:value-type="float">
            <text:p>0.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15</text:p>
          </table:table-cell>
          <table:table-cell office:value-type="float" office:value="0.9139" calcext:value-type="float">
            <text:p>0.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16</text:p>
          </table:table-cell>
          <table:table-cell office:value-type="float" office:value="0.91365" calcext:value-type="float">
            <text:p>0.9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19</text:p>
          </table:table-cell>
          <table:table-cell office:value-type="float" office:value="0.9302" calcext:value-type="float">
            <text:p>0.9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20</text:p>
          </table:table-cell>
          <table:table-cell office:value-type="float" office:value="0.9302" calcext:value-type="float">
            <text:p>0.9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21</text:p>
          </table:table-cell>
          <table:table-cell office:value-type="float" office:value="0.9302" calcext:value-type="float">
            <text:p>0.9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22</text:p>
          </table:table-cell>
          <table:table-cell office:value-type="float" office:value="0.9411" calcext:value-type="float">
            <text:p>0.9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23</text:p>
          </table:table-cell>
          <table:table-cell office:value-type="float" office:value="0.9411" calcext:value-type="float">
            <text:p>0.9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26</text:p>
          </table:table-cell>
          <table:table-cell office:value-type="float" office:value="0.9369" calcext:value-type="float">
            <text:p>0.9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27</text:p>
          </table:table-cell>
          <table:table-cell office:value-type="float" office:value="0.9369" calcext:value-type="float">
            <text:p>0.9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28</text:p>
          </table:table-cell>
          <table:table-cell office:value-type="float" office:value="0.9369" calcext:value-type="float">
            <text:p>0.9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29</text:p>
          </table:table-cell>
          <table:table-cell office:value-type="float" office:value="0.9369" calcext:value-type="float">
            <text:p>0.9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12/30</text:p>
          </table:table-cell>
          <table:table-cell office:value-type="float" office:value="0.9337" calcext:value-type="float">
            <text:p>0.933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4:45:57.720034864</dc:date>
    <meta:editing-duration>PT8M40S</meta:editing-duration>
    <meta:editing-cycles>3</meta:editing-cycles>
    <meta:generator>LibreOffice/5.1.6.2$Linux_X86_64 LibreOffice_project/10m0$Build-2</meta:generator>
    <meta:document-statistic meta:table-count="1" meta:cell-count="4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B1:option_roi_result.B245" chart:data-source-has-labels="row" svg:x="0.32cm" svg:y="0.18cm" svg:width="13.646cm" svg:height="8.64cm">
          <chartooo:coordinate-region svg:x="1.047cm" svg:y="0.379cm" svg:width="12.6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45" chart:label-cell-address="option_roi_result.B1:option_roi_result.B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tion_roi_result.B2:option_roi_result.B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16">
                <text:p>1.1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02">
                <text:p>1.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02">
                <text:p>1.1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02">
                <text:p>1.1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02">
                <text:p>1.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86">
                <text:p>1.0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86">
                <text:p>1.0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02">
                <text:p>1.0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402">
                <text:p>1.0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07">
                <text:p>1.0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07">
                <text:p>1.0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385">
                <text:p>1.05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685">
                <text:p>1.04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685">
                <text:p>1.04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685">
                <text:p>1.04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4685">
                <text:p>1.04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32">
                <text:p>1.0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32">
                <text:p>1.0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32">
                <text:p>1.0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432">
                <text:p>1.0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432">
                <text:p>1.0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98">
                <text:p>0.9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88">
                <text:p>1.1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855">
                <text:p>1.11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4795">
                <text:p>1.04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4795">
                <text:p>1.047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4795">
                <text:p>1.0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85">
                <text:p>0.9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37">
                <text:p>0.9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37">
                <text:p>0.93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37">
                <text:p>0.93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37">
                <text:p>0.93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562">
                <text:p>1.0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562">
                <text:p>1.0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58">
                <text:p>1.2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058">
                <text:p>1.2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0555">
                <text:p>1.205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1485">
                <text:p>1.21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081">
                <text:p>1.20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081">
                <text:p>1.20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014">
                <text:p>1.20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1425">
                <text:p>1.21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1425">
                <text:p>1.214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3885">
                <text:p>1.138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5185">
                <text:p>1.15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476">
                <text:p>1.14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3815">
                <text:p>1.13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3565">
                <text:p>1.135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1365">
                <text:p>1.013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0615">
                <text:p>1.006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1785">
                <text:p>1.017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351">
                <text:p>1.03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266">
                <text:p>1.02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266">
                <text:p>1.02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266">
                <text:p>1.02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266">
                <text:p>1.0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266">
                <text:p>1.02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251">
                <text:p>1.02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326">
                <text:p>1.0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775">
                <text:p>0.97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575">
                <text:p>0.965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6575">
                <text:p>0.965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6575">
                <text:p>0.965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6575">
                <text:p>0.965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6575">
                <text:p>0.96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6575">
                <text:p>0.965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6575">
                <text:p>0.965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6575">
                <text:p>0.965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6575">
                <text:p>0.965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425">
                <text:p>0.964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015">
                <text:p>0.920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199">
                <text:p>0.9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1365">
                <text:p>0.913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302">
                <text:p>0.93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302">
                <text:p>0.93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302">
                <text:p>0.93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411">
                <text:p>0.94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411">
                <text:p>0.94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369">
                <text:p>0.93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369">
                <text:p>0.93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369">
                <text:p>0.93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369">
                <text:p>0.93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337">
                <text:p>0.9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025">
                <text:p>0.99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185">
                <text:p>1.11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045">
                <text:p>1.1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907">
                <text:p>1.0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28">
                <text:p>1.0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53">
                <text:p>1.0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25">
                <text:p>1.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535">
                <text:p>1.01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695">
                <text:p>1.00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295">
                <text:p>0.95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345">
                <text:p>0.97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345">
                <text:p>0.97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66">
                <text:p>0.9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96">
                <text:p>0.9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6">
                <text:p>0.9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96">
                <text:p>0.9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96">
                <text:p>0.9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595">
                <text:p>0.95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595">
                <text:p>0.95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595">
                <text:p>0.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595">
                <text:p>0.95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595">
                <text:p>0.95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145">
                <text:p>0.91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305">
                <text:p>0.90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755">
                <text:p>1.01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73">
                <text:p>1.01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555">
                <text:p>0.95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55">
                <text:p>0.95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885">
                <text:p>0.94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578">
                <text:p>0.8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578">
                <text:p>0.85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78">
                <text:p>0.8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435">
                <text:p>0.854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235">
                <text:p>0.95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235">
                <text:p>0.95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325">
                <text:p>1.08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7845">
                <text:p>1.07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782">
                <text:p>1.0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75">
                <text:p>1.0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075">
                <text:p>1.080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7595">
                <text:p>1.07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6925">
                <text:p>1.06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8885">
                <text:p>1.08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86">
                <text:p>1.08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6625">
                <text:p>1.26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595">
                <text:p>1.2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542">
                <text:p>1.2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8175">
                <text:p>1.18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7295">
                <text:p>1.37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6025">
                <text:p>1.360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695">
                <text:p>1.186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89">
                <text:p>1.19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989">
                <text:p>1.19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989">
                <text:p>1.19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9865">
                <text:p>1.19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59">
                <text:p>1.21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074">
                <text:p>1.20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074">
                <text:p>1.20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074">
                <text:p>1.20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074">
                <text:p>1.20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074">
                <text:p>1.20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054">
                <text:p>1.20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1515">
                <text:p>1.215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487">
                <text:p>1.14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4845">
                <text:p>1.148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3755">
                <text:p>1.137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3755">
                <text:p>1.137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293">
                <text:p>1.12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7025">
                <text:p>1.070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8475">
                <text:p>1.084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7875">
                <text:p>1.07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7875">
                <text:p>1.07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7875">
                <text:p>1.07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7875">
                <text:p>1.07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7875">
                <text:p>1.07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7875">
                <text:p>1.07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785">
                <text:p>1.07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9505">
                <text:p>1.095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9505">
                <text:p>1.0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9505">
                <text:p>1.095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0595">
                <text:p>1.105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017">
                <text:p>1.1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9335">
                <text:p>1.093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0175">
                <text:p>1.101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05125">
                <text:p>1.105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8cm" svg:width="12.639cm" svg:height="7.793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025">
                <text:p>0.99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25">
                <text:p>0.99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025">
                <text:p>0.99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5">
                <text:p>0.9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26">
                <text:p>0.9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51">
                <text:p>0.9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51">
                <text:p>0.9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795">
                <text:p>0.95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795">
                <text:p>0.95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995">
                <text:p>0.909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033">
                <text:p>0.9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985">
                <text:p>0.899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985">
                <text:p>0.899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9985">
                <text:p>0.899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985">
                <text:p>0.89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505">
                <text:p>0.89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505">
                <text:p>0.89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9505">
                <text:p>0.895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505">
                <text:p>0.895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9025">
                <text:p>0.89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9025">
                <text:p>0.89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9025">
                <text:p>0.890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1315">
                <text:p>1.01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315">
                <text:p>1.013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785">
                <text:p>1.007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785">
                <text:p>1.00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785">
                <text:p>1.007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785">
                <text:p>1.00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5125">
                <text:p>1.15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5475">
                <text:p>1.154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5475">
                <text:p>1.154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4935">
                <text:p>1.149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5985">
                <text:p>1.159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5985">
                <text:p>1.159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557">
                <text:p>1.15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6435">
                <text:p>1.164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641">
                <text:p>1.16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70675">
                <text:p>1.1706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